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16, 2021 (08:39: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text:h text:style-name="Heading_20_1" text:outline-level="1"><text:bookmark-start text:name="and----operators"/><text:span text:style-name="OperatorTok">++</text:span> and <text:span text:style-name="OperatorTok">--</text:span> Operators<text:bookmark-end text:name="and----operators"/></text:h>
      <text:p text:style-name="First_20_paragraph">For each of the following pieces of code, determine the final value of <text:span text:style-name="T1">n</text:span>. Explain your answer.</text:p>
      <text:p text:style-name="P103">int x = 5;</text:p>
      <text:p text:style-name="P104">int n = x++;</text:p>
      <text:p text:style-name="P105">int x = 5;</text:p>
      <text:p text:style-name="P106">int n = ++x;</text:p>
      <text:p text:style-name="P107">int x = 5;</text:p>
      <text:p text:style-name="P108">int n = x++ + x++;</text:p>
      <text:p text:style-name="P109">int x = 5;</text:p>
      <text:p text:style-name="P110">int n = ++x + ++x;</text:p>
      <text:p text:style-name="P111">int x = 5, y = 6;</text:p>
      <text:p text:style-name="P112">int n = x++ * ++y;</text:p>
      <text:p text:style-name="P113">int x = 5;</text:p>
      <text:p text:style-name="P114">int n = x++ + --x;</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39:23Z</meta:creation-date>
    <dc:date>2021-06-17T00:39:23Z</dc:date>
    <meta:user-defined meta:name="date" meta:value-type="string">June  16, 2021 (08:39: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